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Aus</mtext>
        </mtd>
      </mtr>
      <mtr>
        <mtd>
          <mrow>
            <mn>4</mn>
            <mi mathvariant="normal">π</mi>
            <msub>
              <mi mathvariant="normal">ε</mi>
              <mn>0</mn>
            </msub>
            <mi mathvariant="normal">ϕ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style mathvariant="bold">
              <mi>p</mi>
            </mstyle>
            <mrow>
              <mspace width="0.5em"/>
              <mo stretchy="false">⋅</mo>
              <mspace width="0.5em"/>
            </mrow>
            <msub>
              <mo stretchy="false">∇</mo>
              <mi>r</mi>
            </msub>
            <mrow>
              <mo fence="true" stretchy="true">(</mo>
              <mrow>
                <mrow>
                  <mfrac>
                    <mn>1</mn>
                    <mi>r</mi>
                  </mfrac>
                  <mrow>
                    <mspace width="0.5em"/>
                    <mo stretchy="false">−</mo>
                    <mspace width="0.5em"/>
                  </mrow>
                  <mfrac>
                    <mn>1</mn>
                    <mrow>
                      <mo fence="true" stretchy="false">|</mo>
                      <mrow>
                        <mrow>
                          <mstyle mathvariant="bold">
                            <mi>r</mi>
                          </mstyle>
                          <mrow>
                            <mspace width="0.5em"/>
                            <mo stretchy="false">−</mo>
                            <mspace width="0.5em"/>
                          </mrow>
                          <mstyle mathvariant="bold">
                            <mi>d</mi>
                          </mstyle>
                        </mrow>
                      </mrow>
                      <mo fence="true" stretchy="false">|</mo>
                    </mrow>
                  </mfrac>
                </mrow>
              </mrow>
              <mo fence="true" stretchy="true">)</mo>
            </mrow>
          </mrow>
        </mtd>
      </mtr>
      <mtr>
        <mtd>
          <mtext>mit</mtext>
        </mtd>
      </mtr>
      <mtr>
        <mtd>
          <mrow>
            <msub>
              <mo stretchy="false">∇</mo>
              <mi>r</mi>
            </msub>
            <mrow>
              <mo fence="true" stretchy="true">[</mo>
              <mrow>
                <mrow>
                  <mstyle mathvariant="bold">
                    <mi>d</mi>
                  </mstyle>
                  <mrow>
                    <mspace width="0.5em"/>
                    <mo stretchy="false">⋅</mo>
                    <mspace width="0.5em"/>
                  </mrow>
                  <msub>
                    <mo stretchy="false">∇</mo>
                    <mi>r</mi>
                  </msub>
                  <mfrac>
                    <mn>1</mn>
                    <mi>r</mi>
                  </mfrac>
                </mrow>
              </mrow>
              <mo fence="true" stretchy="true">]</mo>
            </mrow>
            <mrow>
              <mspace width="0.5em"/>
              <mo stretchy="false">=</mo>
              <mspace width="0.5em"/>
            </mrow>
            <mrow>
              <mo fence="true" stretchy="false">(</mo>
              <mrow>
                <mrow>
                  <mstyle mathvariant="bold">
                    <mi>d</mi>
                  </mstyle>
                  <mrow>
                    <mspace width="0.5em"/>
                    <mo stretchy="false">⋅</mo>
                    <mspace width="0.5em"/>
                  </mrow>
                  <mo stretchy="false">∇</mo>
                </mrow>
              </mrow>
              <mo fence="true" stretchy="false">)</mo>
            </mrow>
            <mo stretchy="false">∇</mo>
            <mfrac>
              <mn>1</mn>
              <mi>r</mi>
            </mfrac>
            <mrow>
              <mspace width="0.5em"/>
              <mo stretchy="false">+</mo>
              <mspace width="0.5em"/>
            </mrow>
            <mstyle mathvariant="bold">
              <mi>d</mi>
            </mstyle>
            <mrow>
              <mspace width="0.5em"/>
              <mo stretchy="false">×</mo>
              <mspace width="0.5em"/>
            </mrow>
            <munder>
              <munder>
                <mrow>
                  <mtext>rot</mtext>
                  <mrow>
                    <mo fence="true" stretchy="false">(</mo>
                    <mrow>
                      <mrow>
                        <mo stretchy="false">∇</mo>
                        <mfrac>
                          <mn>1</mn>
                          <mi>r</mi>
                        </mfrac>
                      </mrow>
                    </mrow>
                    <mo fence="true" stretchy="false">)</mo>
                  </mrow>
                </mrow>
                <mo stretchy="true">⏟</mo>
              </munder>
              <mrow>
                <mrow>
                  <mspace width="0.5em"/>
                  <mo stretchy="false">=</mo>
                  <mspace width="0.5em"/>
                </mrow>
                <mn>0</mn>
              </mrow>
            </munder>
            <mrow>
              <mspace width="0.5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0.5em"/>
            </mrow>
            <mfrac>
              <mn>1</mn>
              <msup>
                <mi>r</mi>
                <mn>5</mn>
              </msup>
            </mfrac>
            <mrow>
              <mo fence="true" stretchy="true">[</mo>
              <mrow>
                <mrow>
                  <mn>3</mn>
                  <mrow>
                    <mo fence="true" stretchy="false">(</mo>
                    <mrow>
                      <mrow>
                        <mstyle mathvariant="bold">
                          <mi>r</mi>
                        </mstyle>
                        <mrow>
                          <mspace width="0.5em"/>
                          <mo stretchy="false">⋅</mo>
                          <mspace width="0.5em"/>
                        </mrow>
                        <mstyle mathvariant="bold">
                          <mi>d</mi>
                        </mstyle>
                      </mrow>
                    </mrow>
                    <mo fence="true" stretchy="false">)</mo>
                  </mrow>
                  <mstyle mathvariant="bold">
                    <mi>r</mi>
                  </mstyle>
                  <mrow>
                    <mspace width="0.5em"/>
                    <mo stretchy="false">−</mo>
                    <mspace width="0.5em"/>
                  </mrow>
                  <msup>
                    <mi>r</mi>
                    <mn>2</mn>
                  </msup>
                  <mstyle mathvariant="bold">
                    <mi>d</mi>
                  </mstyle>
                </mrow>
              </mrow>
              <mo fence="true" stretchy="true">]</mo>
            </mrow>
            <mspace width="2em"/>
            <mtext> erhält man</mtext>
          </mrow>
        </mtd>
      </mtr>
      <mtr>
        <mtd>
          <mrow>
            <msub>
              <mi mathvariant="normal">ϕ</mi>
              <mi>Q</mi>
            </msub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space width="0.5em"/>
            <mfrac>
              <mn>1</mn>
              <msup>
                <mi>r</mi>
                <mn>5</mn>
              </msup>
            </mfrac>
            <mspace width="0.5em"/>
            <mrow>
              <munder>
                <mo stretchy="false">∑</mo>
                <mrow>
                  <mi>i</mi>
                  <mi>,</mi>
                  <mi>j</mi>
                </mrow>
              </munder>
              <msub>
                <mi>q</mi>
                <mi mathvariant="italic">ij</mi>
              </msub>
            </mrow>
            <mrow>
              <mo fence="true" stretchy="false">(</mo>
              <mrow>
                <mrow>
                  <mn>3</mn>
                  <msub>
                    <mi>x</mi>
                    <mi>i</mi>
                  </msub>
                  <msub>
                    <mi>x</mi>
                    <mi>j</mi>
                  </msub>
                  <mrow>
                    <mspace width="0.5em"/>
                    <mo stretchy="false">−</mo>
                    <mspace width="0.5em"/>
                  </mrow>
                  <msup>
                    <mi>r</mi>
                    <mn>2</mn>
                  </msup>
                  <msub>
                    <mi mathvariant="normal">δ</mi>
                    <mi mathvariant="italic">ij</mi>
                  </msub>
                </mrow>
              </mrow>
              <mo fence="true" stretchy="false">)</mo>
            </mrow>
          </mrow>
        </mtd>
      </mtr>
    </mtable>
    <annotation encoding="StarMath 5.0">"Aus" newline
4 %pi %varepsilon _0 %iphi ( { bold r } ) `=` { bold p } `cdot` nabla _r left ( 1 over r `-` 1 over lline { bold r } `-` { bold d } rline right ) newline
"mit" newline
nabla _r left [ bold d `cdot` nabla _r 1 over r right ] `=` ( bold d `cdot` nabla ) nabla 1 over r `+` bold d `times` {"rot" (  nabla 1 over r )} underbrace {`=`0} `=` newline
alignl `=` 1 over r^5 left [ 3 (bold r `cdot` bold d) bold r `-` r^2 bold d right ] ~ " erhält man" newline
%iphi _Q ( bold r ) `=` 1 over { 4 %pi %varepsilon _0 } ` 1 over r^5 ` sum from { i,j } q_{ ij } ( 3x_i x_j `-` r^2 %delta_{ ij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56:27.172000000</meta:creation-date>
    <meta:generator>LibreOffice/4.2.4.2$Windows_x86 LibreOffice_project/63150712c6d317d27ce2db16eb94c2f3d7b699f8</meta:generator>
  </office:meta>
</office:document-meta>
</file>